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a3319"/>
    </style:style>
    <style:style style:name="P4" style:family="paragraph" style:parent-style-name="Standard">
      <style:paragraph-properties fo:text-align="start" style:justify-single-word="false"/>
      <style:text-properties officeooo:rsid="0010d2d1" officeooo:paragraph-rsid="0010d2d1"/>
    </style:style>
    <style:style style:name="P5" style:family="paragraph" style:parent-style-name="Standard">
      <style:paragraph-properties fo:text-align="start" style:justify-single-word="false"/>
      <style:text-properties officeooo:rsid="001a3319" officeooo:paragraph-rsid="001a3319"/>
    </style:style>
    <style:style style:name="P6" style:family="paragraph" style:parent-style-name="Standard">
      <style:paragraph-properties fo:margin-left="0cm" fo:margin-right="0cm" fo:text-align="start" style:justify-single-word="false" fo:text-indent="0cm" style:auto-text-indent="false" fo:padding="0.049cm" fo:border="0.06pt solid #000000" style:shadow="none"/>
      <style:text-properties fo:font-style="italic" style:font-style-asian="italic" style:font-style-complex="italic"/>
    </style:style>
    <style:style style:name="P7" style:family="paragraph" style:parent-style-name="Standard">
      <style:paragraph-properties fo:text-align="start" style:justify-single-word="false" fo:padding="0.049cm" fo:border="0.06pt solid #000000" style:shadow="none"/>
      <style:text-properties fo:font-style="italic" style:font-style-asian="italic" style:font-style-complex="italic"/>
    </style:style>
    <style:style style:name="P8" style:family="paragraph" style:parent-style-name="Standard">
      <style:paragraph-properties fo:text-align="start" style:justify-single-word="false" fo:padding="0.049cm" fo:border="0.06pt solid #000000" style:shadow="none"/>
      <style:text-properties fo:font-style="italic" officeooo:paragraph-rsid="0010d2d1" style:font-style-asian="italic" style:font-style-complex="italic"/>
    </style:style>
    <style:style style:name="P9" style:family="paragraph" style:parent-style-name="Standard">
      <style:paragraph-properties fo:text-align="start" style:justify-single-word="false" fo:padding="0.049cm" fo:border="0.06pt solid #000000" style:shadow="none"/>
      <style:text-properties fo:font-style="italic" officeooo:rsid="0010d2d1" officeooo:paragraph-rsid="0010d2d1" style:font-style-asian="italic" style:font-style-complex="italic"/>
    </style:style>
    <style:style style:name="P10" style:family="paragraph" style:parent-style-name="Standard" style:list-style-name="L1">
      <style:paragraph-properties fo:text-align="start" style:justify-single-word="false"/>
    </style:style>
    <style:style style:name="P11" style:family="paragraph" style:parent-style-name="Standard">
      <style:paragraph-properties fo:text-align="start" style:justify-single-word="false"/>
      <style:text-properties officeooo:rsid="0010e4c0" officeooo:paragraph-rsid="0010e4c0"/>
    </style:style>
    <style:style style:name="P12" style:family="paragraph" style:parent-style-name="Heading_20_1">
      <style:paragraph-properties fo:text-align="center" style:justify-single-word="false"/>
    </style:style>
    <style:style style:name="T1" style:family="text">
      <style:text-properties officeooo:rsid="00109a3c"/>
    </style:style>
    <style:style style:name="T2" style:family="text">
      <style:text-properties officeooo:rsid="0010d2d1"/>
    </style:style>
    <style:style style:name="T3" style:family="text">
      <style:text-properties officeooo:rsid="001109e0"/>
    </style:style>
    <style:style style:name="T4" style:family="text">
      <style:text-properties officeooo:rsid="001372d2"/>
    </style:style>
    <style:style style:name="T5" style:family="text">
      <style:text-properties officeooo:rsid="001650b1"/>
    </style:style>
    <style:style style:name="T6" style:family="text">
      <style:text-properties officeooo:rsid="0018383a"/>
    </style:style>
    <style:style style:name="T7" style:family="text">
      <style:text-properties officeooo:rsid="00194d81"/>
    </style:style>
    <style:style style:name="T8" style:family="text">
      <style:text-properties officeooo:rsid="001a9e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over Letter for Learning Weighted Lower Linear Envelope Potentials in Binary Markov Random Fields (Revision 2)</text:h>
      <text:p text:style-name="P1"/>
      <text:p text:style-name="P2">Dear Editors,</text:p>
      <text:p text:style-name="P2"/>
      <text:p text:style-name="P2">We thank the Reviewers for their thoughtful comments and suggestions for improving our paper. Please find <text:span text:style-name="T1">submitted</text:span> the second revision of our paper “Learning Weighted Lower Linear Envelope Potentials in Binary Markov Random Fields” for review in the TPAMI special issue on “Higher Order Graphical Models in Computer Vision: Modelling, Inference, and Learning.” We have revised out paper according to the reviewers comments. <text:span text:style-name="T1">Included with our submission is (i) an appendix including the proof that and standard max-margin approach with additional linear inequality constraints converges, and (ii) source code for reproducing our synthetic experimental results.</text:span> Below is a detailed description on how each of the reviewers comments were addressed.</text:p>
      <text:p text:style-name="P2"/>
      <text:p text:style-name="P2">Kind Regards,</text:p>
      <text:p text:style-name="P2">Stephen Gould</text:p>
      <text:p text:style-name="P2"/>
      <text:h text:style-name="Heading_20_1" text:outline-level="1">Comments from the Editors</text:h>
      <text:p text:style-name="P6">The paper presents an approach to: (i) learn the parameters of; and (ii) perform graph cuts-based inference on higher order potentials that take the form of lower linear envelopes. <text:s/>Reviewer 1 suggests clarifying: (1) which energy functions can(not) be solved compared to prior art; and (2) novelty over the ICML paper.</text:p>
      <text:p text:style-name="P2"/>
      <text:p text:style-name="P2">The main contribution of the paper is learning the parameters of the higher-order potentials. Graph-cut inference is a component within the learning framework. The algorithm that we propose is different from prior art, but the binary lower-linear envelope potentials that we can solve can also be solved by the method of Kohli et al. (2008) by decomposing them into the sum of Robust P^N terms or more general (albeit more expensive) submodular energy minimisation methods (e.g., Kolmogorov (2012) or Orlin (2007)). We have clarified this in the revision.</text:p>
      <text:p text:style-name="P2"/>
      <text:p text:style-name="P2">Our novelty over the ICML paper was addressed in the original cover letter. We summarise the main contributions of the revised version here:</text:p>
      <text:p text:style-name="P2"/>
      <text:list xml:id="list2457788491946991370" text:style-name="L1">
        <text:list-item>
          <text:p text:style-name="P10">We have introduced a per-variable weight w_i and shown explicitly how to define models, perform inference, and learn parameters on model with lower linear envelope potentials that include these weights.</text:p>
        </text:list-item>
        <text:list-item>
          <text:p text:style-name="P10">We have added Lemma 3.2 which shows that the constraints on z_k introduced in the ICML paper are not required. This reduces the number of edges required in graph-cut optimization, which speeds inference.</text:p>
        </text:list-item>
        <text:list-item>
          <text:p text:style-name="P10">We provide a proof (in the appendix) that the standard structured prediction max-margin learning algorithm with additional linear constraints on the parameters and \epsilon &gt; 0 will converge in a polynomial number of iterations. This has application beyond our work.</text:p>
        </text:list-item>
        <text:list-item>
          <text:p text:style-name="P10">The synthetic experiments have been extended to compare different formulations of the learning problem. We have also added synthetic experiments that study the affect of misspecified higher-order cliques.</text:p>
        </text:list-item>
        <text:list-item>
          <text:p text:style-name="P10">Real-world experiments on the Weizmann horse dataset have been added.</text:p>
        </text:list-item>
        <text:list-item>
          <text:p text:style-name="P10">Much of the text has been expanded and additional technical material added.</text:p>
        </text:list-item>
      </text:list>
      <text:p text:style-name="P2"/>
      <text:p text:style-name="P2"><text:soft-page-break/>The third point (regarding the proof that our learning algorithm converges – <text:span text:style-name="T1">which we included as an appendix in our orginal submission</text:span>) seems to have been overlooked by all three reviewers as none of them <text:span text:style-name="T1">made </text:span>comment on it.</text:p>
      <text:p text:style-name="P2"/>
      <text:p text:style-name="P2">We believe that this satisfies the TPAMI guidelines for submissions based on previously published conference papers (see http://www.computer.org/portal/web/tpami/author). </text:p>
      <text:p text:style-name="P2"/>
      <text:p text:style-name="P6">Reviewer 2's main concerns are: (1) comparison with recent works (e.g., Kolmogorov 2012); (2) notations and terminology used.</text:p>
      <text:p text:style-name="P2"/>
      <text:p text:style-name="P2">We now reference Kolmogorov (2012) as a more general framework for minimizing certain submodular energy functions including ours. However, for our specific potential functions, which can be reduced to submodular energies with pairwise terms there is no need to go to a more sophisticated framework. Moreover, our main contribution is learning not inference, which is not addressed in Kolmogorov (2012) or the other recent works cited by Reviewer 2.</text:p>
      <text:p text:style-name="P2"/>
      <text:p text:style-name="P2">We have clarified and corrected the notation as per the Reviewer 2's suggestions. We have kept the term “lower linear envelope” but also mention “concave function of <text:span text:style-name="T2">label</text:span> cardinality”. We discuss this decision and the importance of the function being piece-wise linear further below.</text:p>
      <text:p text:style-name="P2"/>
      <text:p text:style-name="P6">Reviewer 3 suggests clarifying the following two aspects: (1) the alternative learning method that resembles a latent SVM; (2) potential degeneracy in the formulation if more than one lower linear envelope is learned.</text:p>
      <text:p text:style-name="P2"/>
      <text:p text:style-name="P2">A more detailed discussion of the relationship between our method and latent SVM learning has been added.</text:p>
      <text:p text:style-name="P2"/>
      <text:p text:style-name="P2">The concern regarding degeneracy when learning more than one lower linear envelope is only a problem if the multiple lower linear envelopes are defined over exactly the same cliques (with identical pixel weighting). This is the same as learning any linear model where the same (or correlated) features appear with different weights. However, if the lower linear envelopes are defined over different cliques then the degeneracy does not occur.</text:p>
      <text:p text:style-name="P2"/>
      <text:p text:style-name="P6">In summary, the reviewers appreciate the approach taken in the paper, but suggest revisions to improve the manuscript. Please clarify all the issues raised by the reviewers, in particular the one on potential degeneracy.</text:p>
      <text:p text:style-name="P2"/>
      <text:p text:style-name="P2">We provide detailed clarification to all issues raised by the reviewers below.</text:p>
      <text:h text:style-name="Heading_20_1" text:outline-level="1">Reviewer 1</text:h>
      <text:p text:style-name="P7">The paper shows how lower linear envelop potentials can be learned in a max-margin setting. This is a useful contribution and would be useful for researchers working in this field. I would request the researchers to make their code available for use.</text:p>
      <text:p text:style-name="P2"/>
      <text:p text:style-name="P2">As we mention in the caption for Figure 5, we absolutely intend to make our code available. We believe strongly in releasing open source code for other researchers and have already released code for our ICML 2011 paper (see <text:a xlink:type="simple" xlink:href="http://users.cecs.anu.edu.au/~sgould/papers/icml2011-code.tar.gz">http://users.cecs.anu.edu.au/~sgould/papers/icml2011-code.tar.gz</text:a>). The code we release to accompany this paper will include implementations of the alternative QP formulations. We have provided the code in the supplementary material.</text:p>
      <text:p text:style-name="P2"/>
      <text:p text:style-name="P7">The presentation of the paper has some problems. The paper claims that they develop a exact <text:soft-page-break/>energy minimization algorithm for inference in arbitrary weighted lower linear envelop potentials. However, in my understanding, all potentials that the paper claims to handle can also be handled using the construction presented by Kohli et al. IJCV 2009, Rother et al CVPR 2010, Vicente et al CVPR 2010. Thus, either the authors should explain clear what potentials cannot be minimized exactly by them that cannot be minimized by prior work or focus on only the learning contribution of the paper.</text:p>
      <text:p text:style-name="P2"/>
      <text:p text:style-name="P2">We have clarified that our contribution is learning the parameters of the lower linear envelope models. While we introduce a different graph-cut construction to previous works (in particular Kohli et al.), our potentials can also be handled by existing methods.</text:p>
      <text:p text:style-name="P2"/>
      <text:p text:style-name="P7">The novelty over the ICML paper is also quite minimal and its quite borderline whether the manuscript is different enough to warrant a separate journal publication.</text:p>
      <text:p text:style-name="P2"/>
      <text:p text:style-name="P2">As mentioned above we believe that our improvements over our ICML 2011 paper satisfy the TPAMI guidelines.</text:p>
      <text:h text:style-name="Heading_20_1" text:outline-level="1">Reviewer 2</text:h>
      <text:p text:style-name="P7">My major objection is that the contribution of the paper is very</text:p>
      <text:p text:style-name="P7">incremental. It is obvious that the considered energy functions are</text:p>
      <text:p text:style-name="P7">tractable to minimize and it is quite obvious how to incorporate them</text:p>
      <text:p text:style-name="P7">into the max-margin learning. Though these contributions are fine for</text:p>
      <text:p text:style-name="P7">a conference paper, I am not convinced they are enough for PAMI.</text:p>
      <text:p text:style-name="P2"/>
      <text:p text:style-name="P2">While the contribution of our work may appear obvious to some readers in hindsight, we do not believe that they are obvious to the broader audience. Even if the incorporation of our energy functions into a max-margin learning framework is obvious from an algorithmic perspective, there are still many subtilties. For example, that with additional linear constraints on the parameetrs, the cutting-plane algorithm of Tsochantaridis et al (2005) still converges in polynomial time as we show in the appendix.</text:p>
      <text:p text:style-name="P2"/>
      <text:p text:style-name="P7">My second major objection is that the paper lacks mathematical rigor</text:p>
      <text:p text:style-name="P7">and insight. Let me be more specific about this.</text:p>
      <text:p text:style-name="P7"/>
      <text:p text:style-name="P7">The used notation and terminology obscures the nature of the</text:p>
      <text:p text:style-name="P7">high-order potential (3): this potential is simply a concave function</text:p>
      <text:p text:style-name="P7">of a (weighted) cardinality function W(y_c). It is well-known (and can</text:p>
      <text:p text:style-name="P7">be easily proved) that such functions are submodular, see e.g. the</text:p>
      <text:p text:style-name="P7">work</text:p>
      <text:p text:style-name="P7"/>
      <text:p text:style-name="P7">V.Kolmogorov: Minimizing a sum of submodular functions, 2012</text:p>
      <text:p text:style-name="P7"/>
      <text:p text:style-name="P7">and the references [12,27] therein, or the surveys by F.Bach</text:p>
      <text:p text:style-name="P7"/>
      <text:p text:style-name="P7">www.di.ens.fr/~fbach/submodular_fbach_mlss2012.pdf</text:p>
      <text:p text:style-name="P7">hal.archives-ouvertes.fr/docs/00/64/52/71/PDF/submodular_fot.pdf</text:p>
      <text:p text:style-name="P7"/>
      <text:p text:style-name="P7">which are well-known in machine learning.</text:p>
      <text:p text:style-name="P7"/>
      <text:p text:style-name="P7">For this reason, the claim of Theorem 3.6 (that the given energy</text:p>
      <text:p text:style-name="P7">functions are tractable) is obvious right from the beginning.</text:p>
      <text:p text:style-name="P2"><text:soft-page-break/></text:p>
      <text:p text:style-name="P4">We do not believe that our audience will all have the same experitise as the Reviewer. In particular, for many readers Theorem 3.6 (now Theorem 3.5) will not be obvious.</text:p>
      <text:p text:style-name="P4"/>
      <text:p text:style-name="P8">Moreover, please relate your contribution to the results of the above</text:p>
      <text:p text:style-name="P9">work by Kolmogorov, 2012.</text:p>
      <text:p text:style-name="P2"/>
      <text:p text:style-name="P4">Kolmogorov, 2012 has beed added to the Related Work section.</text:p>
      <text:p text:style-name="P2"/>
      <text:p text:style-name="P7">The term "lower linear envelope potentials" is not very appropriate (I</text:p>
      <text:p text:style-name="P7">am aware that it was used by other authors before - but in the</text:p>
      <text:p text:style-name="P7">meantime submodularity has become more widely known in machine</text:p>
      <text:p text:style-name="P7">learning and computer vision and thus recent journal papers should</text:p>
      <text:p text:style-name="P7">show more insight). A better term would be just "concave function of a</text:p>
      <text:p text:style-name="P7">(weighted) cardinality". Note, the fact that the concave function is</text:p>
      <text:p text:style-name="P7">piece-wise linear is without loss of generality because W(y_c) attains</text:p>
      <text:p text:style-name="P7">only a finite number of values.</text:p>
      <text:p text:style-name="P2"/>
      <text:p text:style-name="P11">We've added the term “concave function of label cardinality” to the introduction. However, we have kept the term “lower linear envelope” as the primary term for describing the potentials. While the concave function is piecewise linear without loss of generality, the cost of inference and learning depends on the number of linear terms. Thus, to improve efficiency, during learning we can set the number of piecewise linear segments that we wish to approximate the concave function.</text:p>
      <text:p text:style-name="P2"/>
      <text:p text:style-name="P7">The notation in eqns (1,2,3) is inprecise. In (1), what are the ranges</text:p>
      <text:p text:style-name="P7">of the sums? In (2), the notation suggests that the weigh vector is</text:p>
      <text:p text:style-name="P7">the same for all variables (pixels) but it is not so.</text:p>
      <text:p text:style-name="P2"/>
      <text:p text:style-name="P2">We have added the ranges for the sums and clarified that per-pixel weights can, in general, be different in different cliques (i.e., in different contexts).</text:p>
      <text:p text:style-name="P2"/>
      <text:p text:style-name="P7">The normalization factor W in (2) is never needed.</text:p>
      <text:p text:style-name="P2"/>
      <text:p text:style-name="P2">The normalization factor is not needed if the a_k are appropriately rescaled. However, as we mention in Footnote 1, the normalization allows us to use (and learn) the same parameters for cliques of different size and weight. We later assume, without loss of generality, that W = 1 to simplify notation, particularly in describing the learning framework.</text:p>
      <text:p text:style-name="P2"/>
      <text:p text:style-name="P7">Page 3, line 38: It is assumed that a_k are sorted, but later it is</text:p>
      <text:p text:style-name="P7">never said where this assumption is used.</text:p>
      <text:p text:style-name="P2"/>
      <text:p text:style-name="P2">We use this used to ensure that our transformation to pairwise binary energy (Eqn. 4 <text:span text:style-name="T3">in the new revision</text:span>) is submodular. It is also required for the proof of Lemma 3.2 via Observation 3.4.</text:p>
      <text:p text:style-name="P2"/>
      <text:p text:style-name="P7">In the beg of section 4.2, you say "this provides a piecewise</text:p>
      <text:p text:style-name="P7">approximation" of the lower linear envelope. But later you seem to</text:p>
      <text:p text:style-name="P7">assume that this approximation is precise. Indeed, since the concave</text:p>
      <text:p text:style-name="P7">function specified as a minimum of affine functions is univariate, it</text:p>
      <text:p text:style-name="P7">has only a polynomial number of non-differentiable points.</text:p>
      <text:p text:style-name="P2"/>
      <text:p text:style-name="P2">The representation is an approximation in the sense that we only sample at a pre-determined fixed <text:soft-page-break/>number of points, K+1, to give K linear segments. Once this decision is made we can learn any concave function in such a class. If we set K = n (the size of the clique) and assumed that all cliques have the same size and all per-variable weights were the same, then we would be able to learn arbitrary concave functions. Clearly there is a trade-off here in terms of representation power and cost of learning and inference. We have extended Section 4.2 to include this dicussion.</text:p>
      <text:p text:style-name="P2"/>
      <text:p text:style-name="P7">Comments on experiments:</text:p>
      <text:p text:style-name="P7"/>
      <text:p text:style-name="P7">In the synthetic experiment, you assign one high-order function to</text:p>
      <text:p text:style-name="P7">each checkerboard cell, assuming the position and size of this cell to</text:p>
      <text:p text:style-name="P7">be known in advance. This task is not very challenging and thus it is</text:p>
      <text:p text:style-name="P7">not surprising that the image is recovered exactly. More challenging experiments on synthetic data should be proposed.</text:p>
      <text:p text:style-name="P2"/>
      <text:p text:style-name="P2">More challenging synthetic experiments have been added.</text:p>
      <text:p text:style-name="P2"/>
      <text:p text:style-name="P7">In all the experiments, it is not described what the training set is</text:p>
      <text:p text:style-name="P7">from which the parameters are learned from.</text:p>
      <text:p text:style-name="P2"/>
      <text:p text:style-name="P2">Our original submission does describe the training set. For the GrabCut experiments we use leave-one-out cross-validation (see the second last paragraph of Section 5.2 in our original revision) and for the Weizmann Horses experiments we split the dataset into three subsets (see the second paragraph of Section 5.3 in the original revision).</text:p>
      <text:p text:style-name="P2"/>
      <text:p text:style-name="P7">Note on the paper length:</text:p>
      <text:p text:style-name="P7"/>
      <text:p text:style-name="P7">I argued above that the contribution of the paper is rather</text:p>
      <text:p text:style-name="P7">simple. With more effort invested, this contribution could be</text:p>
      <text:p text:style-name="P7">described much more concisely. Therefore, in the case the paper is</text:p>
      <text:p text:style-name="P7">accepted, I strongly recommend to shorten it to a short paper (8</text:p>
      <text:p text:style-name="P7">pages). For instance:</text:p>
      <text:p text:style-name="P7"/>
      <text:p text:style-name="P7">- Make Definitions 3.1 and 3.2 inline.</text:p>
      <text:p text:style-name="P7"/>
      <text:p text:style-name="P7">- Lemma 3.1 is really trivial, please remove it.</text:p>
      <text:p text:style-name="P7"/>
      <text:p text:style-name="P7">- Remove Definition 3.4 (of submodular function) because it is</text:p>
      <text:p text:style-name="P7"><text:s text:c="2"/>well-known (note, the symbols \wedge and \vee are not defined</text:p>
      <text:p text:style-name="P7"><text:s text:c="2"/>anyway). Make Proposition 3.5 inline.</text:p>
      <text:p text:style-name="P7"/>
      <text:p text:style-name="P7">- Remove Figure 2, this reduction is well-known.</text:p>
      <text:p text:style-name="P7"/>
      <text:p text:style-name="P7">- Shorten the description of Grabcut in section 5.2, it is well-known.</text:p>
      <text:p text:style-name="P2"/>
      <text:p text:style-name="P2"><text:span text:style-name="T4">Our response relating to contributions has already been discussed above. Regardless, the length of a paper is independent of its contributions. </text:span>Of importance to us is that the ideas in the paper be accessible to a broad audience, namely the readers of the TPAMI Special Issue. As such, we feel that the current length is appropriate <text:span text:style-name="T5">and there is no need to squeeze it down to 8 pages</text:span>. </text:p>
      <text:p text:style-name="P2"/>
      <text:p text:style-name="P2">The reviewer does <text:span text:style-name="T6">however</text:span> make some valuable suggestions which we have incorporated into the update revision. In particular, we have replaced Lemma 3.1 with an observation and removed the proof. We have also removed the explicit Definition 3.4 (of submodular functions). </text:p>
      <text:p text:style-name="P2"><text:soft-page-break/></text:p>
      <text:h text:style-name="Heading_20_1" text:outline-level="1">Reviewer 3</text:h>
      <text:p text:style-name="P7">This paper is an extended version of Gould [10], which explored</text:p>
      <text:p text:style-name="P7">learning lower linear envelope potentials within a max-margin</text:p>
      <text:p text:style-name="P7">framework.</text:p>
      <text:p text:style-name="P7"/>
      <text:p text:style-name="P7">The main extensions in the current submission are an observation</text:p>
      <text:p text:style-name="P7">and proof that certain constraints required in the presentation</text:p>
      <text:p text:style-name="P7">of the method of [10] are in fact unnecessary, and an extension</text:p>
      <text:p text:style-name="P7">so that variables may be weighted differently within the lower linear</text:p>
      <text:p text:style-name="P7">envelope potentials.</text:p>
      <text:p text:style-name="P2"/>
      <text:p text:style-name="P2">We also include a proof that the max-margin method with additional linear constraints (necessary for enforcing the concavity of the lower linear envelope) converges in a polynomial number of iterations.</text:p>
      <text:p text:style-name="P2"/>
      <text:p text:style-name="P7">I found the paper to be clearly written, and the ideas seem good.</text:p>
      <text:p text:style-name="P7">The trick from [10] of using one representation for inference and one for</text:p>
      <text:p text:style-name="P7"><text:s/>learning is interesting. <text:s/>I wish, however, that there was more discussion</text:p>
      <text:p text:style-name="P7">of the alternative that resembles a Latent Structural SVM, which is mentioned</text:p>
      <text:p text:style-name="P7">briefly in 4.3. By my understanding, the most straightforward way of approaching </text:p>
      <text:p text:style-name="P7">the learning would be to take Eq 6 and have parameters be the (a_k-a_k+1)</text:p>
      <text:p text:style-name="P7">and (b_k+1-b_k) terms (with appropriate constraints on their signs).</text:p>
      <text:p text:style-name="P7">The unsatisfying aspect of this formulation appears to be the fact that</text:p>
      <text:p text:style-name="P7">there are now latent variables, so the learning is no longer convex.</text:p>
      <text:p text:style-name="P7">Yet, moving to the proposed formulation, we get a convex learning objective.</text:p>
      <text:p text:style-name="P7">So what is lost in this move? Or is somehow the latent SSVM objective</text:p>
      <text:p text:style-name="P7">actually convex? I'd like to see this discussed in a bit more detail.</text:p>
      <text:p text:style-name="P2"/>
      <text:p text:style-name="P2">In our learning algorithm we fix the spacing between the linear functions so that the b_k can be determined from the a_k (see Eq 1<text:span text:style-name="T7">5 in the new revision</text:span>). Moreover, given a specific y_c we easily determine the z_k and these do not depend on the current setting of the a_k (as long as the concavity constraint is satisfied).</text:p>
      <text:p text:style-name="P2"/>
      <text:p text:style-name="P2">The reviewers understanding is correct that the Latent Structural SVM approach to learning is to directly learn the (a_k - a_{k+1}) and (b_{k+1} - b_k). Since the locations of the non-differentiable points can now move the z_k are not purely a function of y_c. This is what is lost in the move to latent SSVM.</text:p>
      <text:p text:style-name="P2"/>
      <text:p text:style-name="P2">We have expanded our discussion of the link between our method and Latent Structural SVM learning in the updated revision.</text:p>
      <text:p text:style-name="P2"/>
      <text:p text:style-name="P7">I have one other concern related to the convexity of the objective.</text:p>
      <text:p text:style-name="P7">In particular, if we are learning several lower linear envelope</text:p>
      <text:p text:style-name="P7">potentials, then the identity of the patterns does not matter, and we </text:p>
      <text:p text:style-name="P7"><text:s/>can presumably switch their identities without changing the value of </text:p>
      <text:p text:style-name="P7">the learning objective. <text:s/>Due to this and the convexity of the objective, </text:p>
      <text:p text:style-name="P7">we should be able to replace all lower linear envelope potentials with </text:p>
      <text:p text:style-name="P7"><text:s/>the average of all current lower linear potentials without hurting the </text:p>
      <text:p text:style-name="P7">learning objective (either it will stay constant or improve). So it </text:p>
      <text:p text:style-name="P7"><text:soft-page-break/>seems to me that there is a degeneracy in this formulation if one tries </text:p>
      <text:p text:style-name="P7">to learn more than one lower linear envelope potential, where a minimum </text:p>
      <text:p text:style-name="P7">objective solution is to have all potentials be equivalent.</text:p>
      <text:p text:style-name="P2"/>
      <text:p text:style-name="P5">As mentioned at the beginning of Section 4 we present the learning algorithm in terms of a single higher-order term for simplicity. Multiple higher-order terms would be defined over different (possibly overlapping) subsets of the variables. Different parameters can be learned for subsets defined in different ways (e.g., by changing the parameters of an oversegmentation algorothm). Since the feature vectors will be different for the different higher-order terms, the formulation is not <text:s/>degenerate.</text:p>
      <text:p text:style-name="P2"/>
      <text:p text:style-name="P7">I notice in the experiments that only one lower linear envelope potential</text:p>
      <text:p text:style-name="P7">is ever used. <text:s/>Have the authors tried learning more than one? <text:s/>Do</text:p>
      <text:p text:style-name="P7">the lower linear envelope potentials actually learn different things?</text:p>
      <text:p text:style-name="P7">Is there some mistake with my reasoning above?</text:p>
      <text:p text:style-name="P2"/>
      <text:p text:style-name="P5">The experiments in the paper do only learn one lower linear envelope parameterization. However, that parameterization is then applied to a variable number of cliques (depending on the problem instance).</text:p>
      <text:p text:style-name="P5"/>
      <text:p text:style-name="P5">We have tried learning more than one parameterization (e.g., on cliques defined by superpixels and ones defined by k-means clustering). The learned parameters are different.</text:p>
      <text:p text:style-name="P5"/>
      <text:p text:style-name="P5">An example using the synthetic experiments may help clarify the reasoning. Consider two types of cliques: (I) those defined on the checkerboard squares and (ii) those defined randomly. If we learned separate lower linear enevelope potentials for these two types the first would produce the concave envelopes that we show in the paper and the second would learn a flat envelope (zero parameters) since on expectation the randomly defined cliques would contain half white and half black pixels.</text:p>
      <text:p text:style-name="P3"/>
      <text:p text:style-name="P7">If this is indeed a limitation, that changes the story quite a bit, and it</text:p>
      <text:p text:style-name="P7">really should be discussed (e.g., the sum over c in Theorem 3.6 becomes</text:p>
      <text:p text:style-name="P7"><text:s/>quite misleading).</text:p>
      <text:p text:style-name="P2"/>
      <text:p text:style-name="P5">This is not a limitation and degeneracy only occurs if multiple higher-order terms are defined over exactly the same set of cliques <text:span text:style-name="T8">in all training instances</text:span>.</text:p>
      <text:p text:style-name="P2"/>
      <text:p text:style-name="P7">Detailed comments:</text:p>
      <text:p text:style-name="P7">L32-34. <text:s/>I don't think this is true. <text:s/>My understanding is that CPMC-based methods (Carreira and Sminchisescu, CVPR 2010) have overtaken the Ladicky-style approach in multi-class segmentation.</text:p>
      <text:p text:style-name="P2"/>
      <text:p text:style-name="P2">The reviewer is correct that CPMC-based methods have overtaken the Ladicky-style approach on datasets such as the PASCAL VOC Challenge, which have predominant objects in foreground categories. However, such methods have not been demonstrated on datasets with many background classes such as MSRC, which is the context to which L32-34 referred. We have updated the text to clarify this poi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Gould</meta:initial-creator>
    <meta:creation-date>2014-04-08T12:36:58</meta:creation-date>
    <dc:date>2014-04-19T22:46:37.822993811</dc:date>
    <dc:creator>Stephen Gould</dc:creator>
    <meta:editing-duration>PT4H57M43S</meta:editing-duration>
    <meta:editing-cycles>43</meta:editing-cycles>
    <meta:generator>LibreOffice/4.1.3.2$Linux_X86_64 LibreOffice_project/410m0$Build-2</meta:generator>
    <meta:printed-by>Stephen Gould</meta:printed-by>
    <meta:print-date>2014-04-08T14:41:00</meta:print-date>
    <meta:document-statistic meta:table-count="0" meta:image-count="0" meta:object-count="0" meta:page-count="7" meta:paragraph-count="156" meta:word-count="3145" meta:character-count="19710" meta:non-whitespace-character-count="16698"/>
  </office:meta>
</office:document-meta>
</file>